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8a7a3" officeooo:paragraph-rsid="0018a7a3"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18a7a3" officeooo:paragraph-rsid="0018a7a3"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19fb29" officeooo:paragraph-rsid="0019fb29"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1aea78" officeooo:paragraph-rsid="001aea78"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rsid="0018a7a3" officeooo:paragraph-rsid="0018a7a3" style:font-weight-asian="normal"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fo:font-weight="normal" officeooo:rsid="001aea78" officeooo:paragraph-rsid="001aea78" style:font-weight-asian="normal" style:font-weight-complex="normal"/>
    </style:style>
    <style:style style:name="P7" style:family="paragraph" style:parent-style-name="Standard">
      <style:paragraph-properties fo:text-align="center" style:justify-single-word="false"/>
      <style:text-properties style:text-underline-style="none" fo:font-weight="normal" officeooo:rsid="0018a7a3" officeooo:paragraph-rsid="0018a7a3"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8a7a3" officeooo:paragraph-rsid="0018a7a3"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aea78" officeooo:paragraph-rsid="001aea78" style:font-weight-asian="normal" style:font-weight-complex="normal"/>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1aea78" officeooo:paragraph-rsid="001aea78"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1aea78" officeooo:paragraph-rsid="002f5b15"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aea78" officeooo:paragraph-rsid="001e97ec"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18a7a3" officeooo:paragraph-rsid="0018a7a3" style:font-weight-asian="bold" style:font-weight-complex="bold"/>
    </style:style>
    <style:style style:name="P14" style:family="paragraph" style:parent-style-name="Standard">
      <style:paragraph-properties fo:text-align="center" style:justify-single-word="false"/>
      <style:text-properties style:text-underline-style="solid" style:text-underline-width="auto" style:text-underline-color="font-color" fo:font-weight="bold" officeooo:rsid="0018a7a3" officeooo:paragraph-rsid="0018a7a3" style:font-weight-asian="bold" style:font-weight-complex="bold"/>
    </style:style>
    <style:style style:name="P15" style:family="paragraph" style:parent-style-name="Standard">
      <style:paragraph-properties fo:text-align="start" style:justify-single-word="false"/>
      <style:text-properties style:text-underline-style="solid" style:text-underline-width="auto" style:text-underline-color="font-color" fo:font-weight="bold" officeooo:rsid="003ff41a" officeooo:paragraph-rsid="003ff41a" style:font-weight-asian="bold" style:font-weight-complex="bold"/>
    </style:style>
    <style:style style:name="P16" style:family="paragraph" style:parent-style-name="Standard">
      <style:paragraph-properties fo:text-align="start" style:justify-single-word="false"/>
      <style:text-properties style:text-underline-style="solid" style:text-underline-width="auto" style:text-underline-color="font-color" fo:font-weight="normal" officeooo:rsid="0018a7a3" officeooo:paragraph-rsid="0018a7a3" style:font-weight-asian="normal" style:font-weight-complex="normal"/>
    </style:style>
    <style:style style:name="P17" style:family="paragraph" style:parent-style-name="Standard">
      <style:paragraph-properties fo:text-align="start" style:justify-single-word="false"/>
      <style:text-properties style:text-underline-style="solid" style:text-underline-width="auto" style:text-underline-color="font-color" fo:font-weight="normal" officeooo:rsid="0018a7a3" officeooo:paragraph-rsid="0019fb29" style:font-weight-asian="normal" style:font-weight-complex="normal"/>
    </style:style>
    <style:style style:name="P18" style:family="paragraph" style:parent-style-name="Standard">
      <style:paragraph-properties fo:text-align="start" style:justify-single-word="false"/>
      <style:text-properties style:text-underline-style="solid" style:text-underline-width="auto" style:text-underline-color="font-color" fo:font-weight="normal" officeooo:rsid="00207790" officeooo:paragraph-rsid="00207790" style:font-weight-asian="normal" style:font-weight-complex="normal"/>
    </style:style>
    <style:style style:name="P19" style:family="paragraph" style:parent-style-name="Standard">
      <style:paragraph-properties fo:text-align="start" style:justify-single-word="false"/>
      <style:text-properties style:text-underline-style="solid" style:text-underline-width="auto" style:text-underline-color="font-color" fo:font-weight="normal" officeooo:rsid="00207790" officeooo:paragraph-rsid="002c3e6f" style:font-weight-asian="normal" style:font-weight-complex="normal"/>
    </style:style>
    <style:style style:name="P20" style:family="paragraph" style:parent-style-name="Standard">
      <style:paragraph-properties fo:text-align="start" style:justify-single-word="false"/>
      <style:text-properties style:text-underline-style="solid" style:text-underline-width="auto" style:text-underline-color="font-color" fo:font-weight="normal" officeooo:rsid="00207790" officeooo:paragraph-rsid="0040b7b8" style:font-weight-asian="normal" style:font-weight-complex="normal"/>
    </style:style>
    <style:style style:name="P21" style:family="paragraph" style:parent-style-name="Standard">
      <style:paragraph-properties fo:text-align="start" style:justify-single-word="false"/>
      <style:text-properties style:text-underline-style="solid" style:text-underline-width="auto" style:text-underline-color="font-color" fo:font-weight="normal" officeooo:rsid="0022017a" officeooo:paragraph-rsid="0022017a" style:font-weight-asian="normal" style:font-weight-complex="normal"/>
    </style:style>
    <style:style style:name="P22" style:family="paragraph" style:parent-style-name="Standard">
      <style:paragraph-properties fo:text-align="start" style:justify-single-word="false"/>
      <style:text-properties style:text-underline-style="solid" style:text-underline-width="auto" style:text-underline-color="font-color" fo:font-weight="normal" officeooo:rsid="0022017a" officeooo:paragraph-rsid="0040b7b8" style:font-weight-asian="normal" style:font-weight-complex="normal"/>
    </style:style>
    <style:style style:name="P23" style:family="paragraph" style:parent-style-name="Standard">
      <style:paragraph-properties fo:text-align="start" style:justify-single-word="false"/>
      <style:text-properties style:text-underline-style="solid" style:text-underline-width="auto" style:text-underline-color="font-color" fo:font-weight="normal" officeooo:rsid="001aea78" officeooo:paragraph-rsid="001aea78" style:font-weight-asian="normal" style:font-weight-complex="normal"/>
    </style:style>
    <style:style style:name="P24" style:family="paragraph" style:parent-style-name="Standard">
      <style:paragraph-properties fo:text-align="start" style:justify-single-word="false"/>
      <style:text-properties style:text-underline-style="solid" style:text-underline-width="auto" style:text-underline-color="font-color" fo:font-weight="normal" officeooo:rsid="001aea78" officeooo:paragraph-rsid="002f5b15" style:font-weight-asian="normal" style:font-weight-complex="normal"/>
    </style:style>
    <style:style style:name="P25" style:family="paragraph" style:parent-style-name="Standard">
      <style:paragraph-properties fo:text-align="start" style:justify-single-word="false"/>
      <style:text-properties style:text-underline-style="solid" style:text-underline-width="auto" style:text-underline-color="font-color" fo:font-weight="normal" officeooo:rsid="0023679d" officeooo:paragraph-rsid="0040b7b8" style:font-weight-asian="normal" style:font-weight-complex="normal"/>
    </style:style>
    <style:style style:name="P26" style:family="paragraph" style:parent-style-name="Standard">
      <style:text-properties style:text-underline-style="solid" style:text-underline-width="auto" style:text-underline-color="font-color" fo:font-weight="normal" officeooo:rsid="001c5dbf" officeooo:paragraph-rsid="0040b7b8" style:font-weight-asian="normal" style:font-weight-complex="normal"/>
    </style:style>
    <style:style style:name="P27" style:family="paragraph" style:parent-style-name="Standard">
      <style:text-properties officeooo:rsid="001c5dbf" officeooo:paragraph-rsid="002f5b15"/>
    </style:style>
    <style:style style:name="P28" style:family="paragraph" style:parent-style-name="Standard">
      <style:paragraph-properties fo:text-align="start" style:justify-single-word="false"/>
      <style:text-properties style:text-underline-style="none" fo:font-weight="normal" officeooo:rsid="001c5dbf" officeooo:paragraph-rsid="002f5b15" style:font-weight-asian="normal" style:font-weight-complex="normal"/>
    </style:style>
    <style:style style:name="P29" style:family="paragraph" style:parent-style-name="Standard">
      <style:text-properties style:text-underline-style="none" fo:font-weight="normal" officeooo:rsid="001c5dbf" officeooo:paragraph-rsid="002f5b15"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22017a" officeooo:paragraph-rsid="0022017a"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22017a" officeooo:paragraph-rsid="002f2ae2"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22017a" officeooo:paragraph-rsid="002f5b15"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18a7a3" officeooo:paragraph-rsid="0018a7a3"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18a7a3" officeooo:paragraph-rsid="002f2ae2"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1aea78" officeooo:paragraph-rsid="001aea78"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1aea78" officeooo:paragraph-rsid="0019fb29"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01aea78" officeooo:paragraph-rsid="002f5b15"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01aea78" officeooo:paragraph-rsid="00308a1f"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0207790" officeooo:paragraph-rsid="00207790" style:font-weight-asian="normal" style:font-weight-complex="normal"/>
    </style:style>
    <style:style style:name="P40" style:family="paragraph" style:parent-style-name="Standard">
      <style:paragraph-properties fo:text-align="start" style:justify-single-word="false"/>
      <style:text-properties style:text-underline-style="none" fo:font-weight="normal" officeooo:rsid="00207790" officeooo:paragraph-rsid="002c3e6f"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029da46" officeooo:paragraph-rsid="0029da46"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2b1d64" officeooo:paragraph-rsid="00207790" style:font-weight-asian="normal" style:font-weight-complex="normal"/>
    </style:style>
    <style:style style:name="P43" style:family="paragraph" style:parent-style-name="Standard">
      <style:paragraph-properties fo:text-align="start" style:justify-single-word="false"/>
      <style:text-properties style:text-underline-style="none" fo:font-weight="normal" officeooo:rsid="002b1d64" officeooo:paragraph-rsid="002c3e6f" style:font-weight-asian="normal" style:font-weight-complex="normal"/>
    </style:style>
    <style:style style:name="P44" style:family="paragraph" style:parent-style-name="Standard">
      <style:paragraph-properties fo:text-align="start" style:justify-single-word="false"/>
      <style:text-properties style:text-underline-style="none" fo:font-weight="normal" officeooo:rsid="002f2ae2" officeooo:paragraph-rsid="002f2ae2" style:font-weight-asian="normal" style:font-weight-complex="normal"/>
    </style:style>
    <style:style style:name="P45" style:family="paragraph" style:parent-style-name="Standard">
      <style:paragraph-properties fo:text-align="start" style:justify-single-word="false"/>
      <style:text-properties style:text-underline-style="none" fo:font-weight="normal" officeooo:rsid="002f5b15" officeooo:paragraph-rsid="002f5b15"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023679d" officeooo:paragraph-rsid="0038f1bf" style:font-weight-asian="normal" style:font-weight-complex="normal"/>
    </style:style>
    <style:style style:name="P47" style:family="paragraph" style:parent-style-name="Standard">
      <style:paragraph-properties fo:text-align="start" style:justify-single-word="false"/>
      <style:text-properties style:text-underline-style="none" fo:font-weight="normal" officeooo:rsid="0023679d" officeooo:paragraph-rsid="0023e58e" style:font-weight-asian="normal" style:font-weight-complex="normal"/>
    </style:style>
    <style:style style:name="P48" style:family="paragraph" style:parent-style-name="Standard">
      <style:paragraph-properties fo:text-align="start" style:justify-single-word="false"/>
      <style:text-properties style:text-underline-style="none" fo:font-weight="normal" officeooo:rsid="00393f1a" officeooo:paragraph-rsid="00393f1a" style:font-weight-asian="normal" style:font-weight-complex="normal"/>
    </style:style>
    <style:style style:name="P49" style:family="paragraph" style:parent-style-name="Standard">
      <style:paragraph-properties fo:text-align="start" style:justify-single-word="false"/>
      <style:text-properties style:text-underline-style="none" fo:font-weight="normal" officeooo:rsid="003dbd6c" officeooo:paragraph-rsid="003dbd6c" style:font-weight-asian="normal" style:font-weight-complex="normal"/>
    </style:style>
    <style:style style:name="P50" style:family="paragraph" style:parent-style-name="Standard">
      <style:paragraph-properties fo:text-align="start" style:justify-single-word="false"/>
      <style:text-properties style:text-underline-style="none" fo:font-weight="normal" officeooo:rsid="001b36f6" officeooo:paragraph-rsid="001b36f6" style:font-weight-asian="normal" style:font-weight-complex="normal"/>
    </style:style>
    <style:style style:name="P51" style:family="paragraph" style:parent-style-name="Standard">
      <style:paragraph-properties fo:text-align="start" style:justify-single-word="false"/>
      <style:text-properties style:text-underline-style="none" fo:font-weight="normal" officeooo:rsid="003ff41a" officeooo:paragraph-rsid="0043baf8" style:font-weight-asian="normal" style:font-weight-complex="normal"/>
    </style:style>
    <style:style style:name="P52" style:family="paragraph" style:parent-style-name="Standard">
      <style:paragraph-properties fo:text-align="start" style:justify-single-word="false"/>
      <style:text-properties style:text-underline-style="none" fo:font-weight="normal" officeooo:rsid="0043baf8" officeooo:paragraph-rsid="0043baf8" style:font-weight-asian="normal" style:font-weight-complex="normal"/>
    </style:style>
    <style:style style:name="P53" style:family="paragraph" style:parent-style-name="Standard">
      <style:paragraph-properties fo:text-align="start" style:justify-single-word="false"/>
      <style:text-properties officeooo:rsid="00393f1a" officeooo:paragraph-rsid="00393f1a"/>
    </style:style>
    <style:style style:name="P54" style:family="paragraph" style:parent-style-name="Standard">
      <style:paragraph-properties fo:text-align="start" style:justify-single-word="false"/>
      <style:text-properties fo:font-size="14pt" style:text-underline-style="solid" style:text-underline-width="auto" style:text-underline-color="font-color" fo:font-weight="bold" officeooo:rsid="001aea78" officeooo:paragraph-rsid="001aea78" style:font-size-asian="14pt" style:font-weight-asian="bold" style:font-size-complex="14pt" style:font-weight-complex="bold"/>
    </style:style>
    <style:style style:name="P55" style:family="paragraph" style:parent-style-name="Standard">
      <style:paragraph-properties fo:text-align="start" style:justify-single-word="false"/>
      <style:text-properties fo:font-size="14pt" style:text-underline-style="solid" style:text-underline-width="auto" style:text-underline-color="font-color" fo:font-weight="bold" officeooo:rsid="001aea78" officeooo:paragraph-rsid="003dbd6c" style:font-size-asian="14pt" style:font-weight-asian="bold" style:font-size-complex="14pt" style:font-weight-complex="bold"/>
    </style:style>
    <style:style style:name="P56" style:family="paragraph" style:parent-style-name="Standard">
      <style:paragraph-properties fo:text-align="start" style:justify-single-word="false"/>
      <style:text-properties fo:font-size="14pt" style:text-underline-style="solid" style:text-underline-width="auto" style:text-underline-color="font-color" fo:font-weight="bold" officeooo:rsid="003dd0d1" officeooo:paragraph-rsid="003dd0d1" style:font-size-asian="14pt" style:font-weight-asian="bold" style:font-size-complex="14pt" style:font-weight-complex="bold"/>
    </style:style>
    <style:style style:name="P57" style:family="paragraph" style:parent-style-name="Standard">
      <style:paragraph-properties fo:text-align="start" style:justify-single-word="false"/>
      <style:text-properties fo:font-size="12pt" style:text-underline-style="none" fo:font-weight="normal" officeooo:rsid="003e7734" officeooo:paragraph-rsid="003e7734" style:font-size-asian="10.5pt" style:font-weight-asian="normal" style:font-size-complex="12pt" style:font-weight-complex="normal"/>
    </style:style>
    <style:style style:name="T1" style:family="text">
      <style:text-properties officeooo:rsid="00353027"/>
    </style:style>
    <style:style style:name="T2" style:family="text">
      <style:text-properties officeooo:rsid="0035c16e"/>
    </style:style>
    <style:style style:name="T3" style:family="text">
      <style:text-properties style:text-underline-style="none" fo:font-weight="normal" style:font-weight-asian="normal" style:font-weight-complex="normal"/>
    </style:style>
    <style:style style:name="T4" style:family="text">
      <style:text-properties officeooo:rsid="003ff41a"/>
    </style:style>
    <style:style style:name="T5" style:family="text">
      <style:text-properties officeooo:rsid="0040b7b8"/>
    </style:style>
    <style:style style:name="T6" style:family="text">
      <style:text-properties officeooo:rsid="00428564"/>
    </style:style>
    <style:style style:name="T7" style:family="text">
      <style:text-properties fo:font-size="12pt" style:font-size-asian="10.5pt" style:font-size-complex="12pt"/>
    </style:style>
    <style:style style:name="T8" style:family="text">
      <style:text-properties fo:font-size="12pt" officeooo:rsid="0040b7b8" style:font-size-asian="10.5pt" style:font-size-complex="12pt"/>
    </style:style>
    <style:style style:name="T9" style:family="text">
      <style:text-properties fo:font-size="12pt" officeooo:rsid="001b36f6" style:font-size-asian="10.5pt" style:font-size-complex="12pt"/>
    </style:style>
    <style:style style:name="T10" style:family="text">
      <style:text-properties fo:font-size="12pt" officeooo:rsid="0043baf8" style:font-size-asian="10.5pt" style:font-size-complex="12pt"/>
    </style:style>
    <style:style style:name="T11" style:family="text">
      <style:text-properties officeooo:rsid="0043e3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412 – MP4 </text:p>
      <text:p text:style-name="P7">pvijaya2</text:p>
      <text:p text:style-name="P1"/>
      <text:p text:style-name="P2">Adult dataset</text:p>
      <text:p text:style-name="P2"/>
      <text:p text:style-name="P5">NaiiveBayes</text:p>
      <text:p text:style-name="P5"/>
      <text:p text:style-name="P8">pauljv@paul-PC:~/Documents/coursework/fall14/cs412$ python NaiveBayes.py adult.train adult.test </text:p>
      <text:p text:style-name="P8">The accuracy is 0.783800623053 </text:p>
      <text:p text:style-name="P8">356 308 39 902 </text:p>
      <text:p text:style-name="P8">The accuracy is 0.769802300039 </text:p>
      <text:p text:style-name="P8">6401 6081 1045 17429</text:p>
      <text:p text:style-name="P2"/>
      <text:p text:style-name="P19">The Naive Bayes accuracy is: 76.9802300039% on the testing set. <text:span text:style-name="T5">The error rate is 100% - the accuracy rate.</text:span></text:p>
      <text:p text:style-name="P19"/>
      <text:p text:style-name="P40">TP: 6401</text:p>
      <text:p text:style-name="P40">FN: 6081</text:p>
      <text:p text:style-name="P40">FP: 1045</text:p>
      <text:p text:style-name="P40">TN: 17429</text:p>
      <text:p text:style-name="P40"/>
      <text:p text:style-name="P43">Sensitivity: 0.51281845858</text:p>
      <text:p text:style-name="P43">Specificity: 0.943434015373</text:p>
      <text:p text:style-name="P43">Precision : 0.859656191244</text:p>
      <text:p text:style-name="P43">Recall : 0.51281845858</text:p>
      <text:p text:style-name="P43">FBeta_0.5 = 0.757228031988</text:p>
      <text:p text:style-name="P43">FBeta_1 = 0.642412685668</text:p>
      <text:p text:style-name="P43">FBeta_2 = 0.557831073308</text:p>
      <text:p text:style-name="P2"/>
      <text:p text:style-name="P5">Adaboost</text:p>
      <text:p text:style-name="P5"/>
      <text:p text:style-name="P20">The optimal size classifier would have 81.0591900312% accuracy on the training set 7<text:span text:style-name="T6">7</text:span>.30792092% accuracy on the testing set and a k-value of 2. <text:s/><text:span text:style-name="T5">The error rate is 100% - the accuracy rate.</text:span></text:p>
      <text:p text:style-name="P18"/>
      <text:p text:style-name="P39">TP: 5635</text:p>
      <text:p text:style-name="P39">FN: 4904</text:p>
      <text:p text:style-name="P39">FP: 1811</text:p>
      <text:p text:style-name="P39">TN: 18606</text:p>
      <text:p text:style-name="P18"/>
      <text:p text:style-name="P41">Sensitivity: 0.534680709745</text:p>
      <text:p text:style-name="P41">Specificity: 0.911299407357</text:p>
      <text:p text:style-name="P41">Precision : 0.756782164921</text:p>
      <text:p text:style-name="P41">Recall : 0.534680709745</text:p>
      <text:p text:style-name="P41">FBeta_0.5 = 0.69873273318</text:p>
      <text:p text:style-name="P41">FBeta_1 = 0.626633305532</text:p>
      <text:p text:style-name="P41">FBeta_2 = 0.568021450748</text:p>
      <text:p text:style-name="P39"/>
      <text:p text:style-name="P42"/>
      <text:p text:style-name="P8"/>
      <text:p text:style-name="P8"><text:soft-page-break/></text:p>
      <text:p text:style-name="P15"/>
      <text:p text:style-name="P2">Poker dataset</text:p>
      <text:p text:style-name="P2"/>
      <text:p text:style-name="P8"/>
      <text:p text:style-name="P5">NaiiveBayes</text:p>
      <text:p text:style-name="P5"/>
      <text:p text:style-name="P8">:~/Documents/coursework/fall14/cs412$ python NaiveBayes.py poker.train poker.test </text:p>
      <text:p text:style-name="P8">The accuracy is 0.609404990403 </text:p>
      <text:p text:style-name="P8">449 108 298 186 </text:p>
      <text:p text:style-name="P8">The accuracy is 0.513274336283 </text:p>
      <text:p text:style-name="P8">242 113 217 106 </text:p>
      <text:p text:style-name="P8"/>
      <text:p text:style-name="P22">The Naive Bayes accuracy is: 51.3274336283% on the testing set. <text:span text:style-name="T5">The error rate is 100% - the accuracy rate.</text:span></text:p>
      <text:p text:style-name="P31"/>
      <text:p text:style-name="P31">TP: 242</text:p>
      <text:p text:style-name="P31">FN: 113</text:p>
      <text:p text:style-name="P31">FP: 217</text:p>
      <text:p text:style-name="P31">TN: 106</text:p>
      <text:p text:style-name="P34"/>
      <text:p text:style-name="P44">Sensitivity: 0.681690140845</text:p>
      <text:p text:style-name="P44">Specificity: 0.328173374613</text:p>
      <text:p text:style-name="P44">Precision : 0.527233115468</text:p>
      <text:p text:style-name="P44">Recall : 0.681690140845</text:p>
      <text:p text:style-name="P44">FBeta_0.5 = 0.552259242355</text:p>
      <text:p text:style-name="P44">FBeta_1 = 0.594594594595</text:p>
      <text:p text:style-name="P44">FBeta_2 = 0.643959552954</text:p>
      <text:p text:style-name="P2"/>
      <text:p text:style-name="P17">Adaboost</text:p>
      <text:p text:style-name="P17"/>
      <text:p text:style-name="P21">The optimal size classifier would have 67.4664107486% accuracy on the training set <text:span text:style-name="T1">5</text:span>5.8997050147% accuracy on the testing set and a k-value of 70</text:p>
      <text:p text:style-name="P21"/>
      <text:p text:style-name="P30">TP: 310</text:p>
      <text:p text:style-name="P30">FN: 150</text:p>
      <text:p text:style-name="P30">FP: 149</text:p>
      <text:p text:style-name="P30">TN: 69</text:p>
      <text:p text:style-name="P21"/>
      <text:p text:style-name="P44">Sensitivity: 0.673913043478</text:p>
      <text:p text:style-name="P44">Specificity: 0.316513761468</text:p>
      <text:p text:style-name="P44">Precision : 0.675381263617</text:p>
      <text:p text:style-name="P44">Recall : 0.673913043478</text:p>
      <text:p text:style-name="P44">FBeta_0.5 = 0.675087108014</text:p>
      <text:p text:style-name="P44">FBeta_1 = 0.674646354733</text:p>
      <text:p text:style-name="P44">FBeta_2 = 0.674206176599</text:p>
      <text:p text:style-name="P44"/>
      <text:p text:style-name="P44"/>
      <text:p text:style-name="P44"/>
      <text:p text:style-name="P34"><text:soft-page-break/></text:p>
      <text:p text:style-name="P3">Breast Cancer dataset</text:p>
      <text:p text:style-name="P3"/>
      <text:p text:style-name="P6">Naives Bayes</text:p>
      <text:p text:style-name="P4"/>
      <text:p text:style-name="P9">pauljv@paul-PC:~/Documents/coursework/fall14/cs412$ python NaiveBayes.py breast_cancer.train breast_cancer.test </text:p>
      <text:p text:style-name="P9">The accuracy is <text:span text:style-name="T2">0.</text:span>705555555556 </text:p>
      <text:p text:style-name="P9">37 34 19 90 </text:p>
      <text:p text:style-name="P9">The accuracy is <text:span text:style-name="T2">0.</text:span>6<text:span text:style-name="T2">8</text:span>8679245283 </text:p>
      <text:p text:style-name="P9">18 22 11 55</text:p>
      <text:p text:style-name="P9"/>
      <text:p text:style-name="P22">The Naive Bayes accuracy is: 68.8679245283% on the testing set. <text:span text:style-name="T5">The error rate is 100% - the accuracy rate.</text:span></text:p>
      <text:p text:style-name="P31"/>
      <text:p text:style-name="P31">TP: 18</text:p>
      <text:p text:style-name="P31">FN: 22</text:p>
      <text:p text:style-name="P31">FP: 11</text:p>
      <text:p text:style-name="P31">TN: 55</text:p>
      <text:p text:style-name="P31"/>
      <text:p text:style-name="P45">Sensitivity: 0.45</text:p>
      <text:p text:style-name="P45">Specificity: 0.833333333333</text:p>
      <text:p text:style-name="P45">Precision : 0.620689655172</text:p>
      <text:p text:style-name="P45">Recall : 0.45</text:p>
      <text:p text:style-name="P45">FBeta_0.5 = 0.576923076923</text:p>
      <text:p text:style-name="P45">FBeta_1 = 0.521739130435</text:p>
      <text:p text:style-name="P45">FBeta_2 = 0.47619047619</text:p>
      <text:p text:style-name="P8"/>
      <text:p text:style-name="P6">Adaboost</text:p>
      <text:p text:style-name="P6"/>
      <text:p text:style-name="P22">The optimal size classifier would have 74.4444444444% accuracy on the training set <text:s/>73.5849056604% accuracy on the testing set and a k-value of 21. <text:span text:style-name="T5">The error rate is 100% - the accuracy rate.</text:span></text:p>
      <text:p text:style-name="P30"/>
      <text:p text:style-name="P30">TP: 19</text:p>
      <text:p text:style-name="P30">FN: 18</text:p>
      <text:p text:style-name="P30">FP: 10</text:p>
      <text:p text:style-name="P30">TN: 59</text:p>
      <text:p text:style-name="P30"/>
      <text:p text:style-name="P45">Sensitivity: 0.513513513514</text:p>
      <text:p text:style-name="P45">Specificity: 0.855072463768</text:p>
      <text:p text:style-name="P45">Precision : 0.655172413793</text:p>
      <text:p text:style-name="P45">Recall : 0.513513513514</text:p>
      <text:p text:style-name="P45">FBeta_0.5 = 0.62091503268</text:p>
      <text:p text:style-name="P45">FBeta_1 = 0.575757575758</text:p>
      <text:p text:style-name="P45">FBeta_2 = 0.536723163842 <text:tab/></text:p>
      <text:p text:style-name="P45"/>
      <text:p text:style-name="P45"/>
      <text:p text:style-name="P32"/>
      <text:p text:style-name="P36"><text:soft-page-break/></text:p>
      <text:p text:style-name="P9"/>
      <text:p text:style-name="P4">LED dataset</text:p>
      <text:p text:style-name="P4"/>
      <text:p text:style-name="P24">Naives Bayes</text:p>
      <text:p text:style-name="P37"/>
      <text:p text:style-name="P38">:~/Documents/coursework/fall14/cs412$ python NaiveBayes.py led.train led.test</text:p>
      <text:p text:style-name="P38"><text:s/></text:p>
      <text:p text:style-name="P37">The accuracy is 0.765692381409 </text:p>
      <text:p text:style-name="P37">468 319 170 1130 </text:p>
      <text:p text:style-name="P37">The accuracy is 0.753968253968 </text:p>
      <text:p text:style-name="P37">253 181 98 602</text:p>
      <text:p text:style-name="P37"/>
      <text:p text:style-name="P26">The Naive Bayes accuracy is: 75.3968253968% on the testing set. <text:span text:style-name="T5">The error rate is 100% - the accuracy rate.</text:span></text:p>
      <text:p text:style-name="P27"/>
      <text:p text:style-name="P27">TP: 253</text:p>
      <text:p text:style-name="P27">FN: 181</text:p>
      <text:p text:style-name="P29">FP: 98</text:p>
      <text:p text:style-name="P28">TN: 602</text:p>
      <text:p text:style-name="P11"/>
      <text:p text:style-name="P48">Sensitivity: 0.582949308756</text:p>
      <text:p text:style-name="P48">Specificity: 0.86</text:p>
      <text:p text:style-name="P48">Precision : 0.720797720798</text:p>
      <text:p text:style-name="P48">Recall : 0.582949308756</text:p>
      <text:p text:style-name="P48">FBeta_0.5 = 0.688248095756</text:p>
      <text:p text:style-name="P48">FBeta_1 = 0.644585987261</text:p>
      <text:p text:style-name="P53"><text:span text:style-name="T3">FBeta_2 = 0.606133205558</text:span></text:p>
      <text:p text:style-name="P12"/>
      <text:p text:style-name="P12"/>
      <text:p text:style-name="P6">Adaboost</text:p>
      <text:p text:style-name="P6"/>
      <text:p text:style-name="P25">The optimal size classifier would have 76.9046478198% accuracy on the training set <text:s/>77.0723104056% accuracy on the testing set and a k-value of 2. <text:span text:style-name="T5">The error rate is 100% - the accuracy rate.</text:span></text:p>
      <text:p text:style-name="P46"></text:p>
      <text:p text:style-name="P47">TP: 281</text:p>
      <text:p text:style-name="P47">FN: 190</text:p>
      <text:p text:style-name="P47">FP: 70</text:p>
      <text:p text:style-name="P47">TN: 593</text:p>
      <text:p text:style-name="P47"/>
      <text:p text:style-name="P49">Sensitivity: 0.596602972399</text:p>
      <text:p text:style-name="P49">Specificity: 0.894419306184</text:p>
      <text:p text:style-name="P49">Precision : 0.80056980057</text:p>
      <text:p text:style-name="P49">Recall : 0.596602972399</text:p>
      <text:p text:style-name="P49">FBeta_0.5 = 0.749333333333</text:p>
      <text:p text:style-name="P49">FBeta_1 = 0.683698296837</text:p>
      <text:p text:style-name="P49">FBeta_2 = 0.628635346756</text:p>
      <text:p text:style-name="P49"/>
      <text:p text:style-name="P55"><text:soft-page-break/></text:p>
      <text:p text:style-name="P56">Observations and Analysis</text:p>
      <text:p text:style-name="P54"/>
      <text:p text:style-name="P57">For this MP, I noticed that the Adaboost algorithm would affect the accuracy differently based on the value of k (number of classifiers in ensemble) and therefore, I designed a test in testmain.py to select k based on the k that gives the best accuracy for each dataset. As you can see, in the results, the ks tend to vary for each dataset and I will <text:span text:style-name="T4">analyze</text:span> this more later in the report.</text:p>
      <text:p text:style-name="P57"/>
      <text:p text:style-name="P51"><text:span text:style-name="T7">It is difficult to comprehensively evaluate the performance between the two algorithms, given that the parameters </text:span><text:span text:style-name="T8">and performance metrics change quite a bit between each dataset. However, we can see that if we do parameter estimation for k like I have done, Adaboost actually performs better in every dataset and there tends to be at least a 2% increase in net accuracy. </text:span></text:p>
      <text:p text:style-name="P51"/>
      <text:p text:style-name="P51"><text:span text:style-name="T8">Precision and the F1-score has improved in every dataset except the Adult dataset, even though the accuracy boost is shown to have increased for that dataset. The F2-score shows an increase because the recall of the dataset has improved through Adaboost. But as can be noted, while Adaboost is a kind of ensemble technique that improves the accuracy through an increased model complexity, there are no guarantees as to how it would perform on a test dataset. </text:span></text:p>
      <text:p text:style-name="P51"/>
      <text:p text:style-name="P51"><text:span text:style-name="T8">Due to the increased complexity, there might also be a tendency for the model to overfit and therefore, perform slightly worse on the test set than on the training set. This can seen especially with the Adult dataset as the accuracy on the training data is 81.05% but drops steeply to 77.3% on the test set. </text:span><text:span text:style-name="T10">F</text:span><text:span text:style-name="T9">or complex ensemble methods like Adaboost, whereas datasets that have a larger amount of data tend to be able to utilize the complexity of the ensemble methods to be able to produce better accuracy, </text:span><text:span text:style-name="T10">so given that the model for the Adult dataset is already complex with significantly more attributes (113 more than the second-most complex dataset), it might require more data to be able to improve the accuracy further.</text:span></text:p>
      <text:p text:style-name="P50"/>
      <text:p text:style-name="P52">Another interesting note, was that I realised that Naive Bayes was not exactly a weak learner (a learner that will obtain at least 50% on a given dataset). This is because it works through an independence assumption of the random variables given the class, which may not always hold on some of the data. These data points are what the Naive Bayes algorithm will perform poorly on and they are the datapoints that will increase in weightage the more classifiers are trained in the Adaboost ensemble and therefore, future classifiers will be trained more regularly on those examples and will often obtain lesser than 50% accuracy on the dataset results in many poor learner which will be added to the ensemble. I, in fact, checked this by printing out the accuracy of each individual classifier and it turned out to be true. Therefore, the more complex datasets like the Adult dataset does horribly with Adaboost when trained on more than 3 classifiers with more than a 10% decrease in accuracy, whereas the other simpler datasets <text:span text:style-name="T11">(which might have a better chance of meeting the independence assumptions)</text:span> like <text:span text:style-name="T11">the poker and breast cancer datasets, have a much higher k-value of 70 and 21 respectively. I think this was a very important learning from this assignment.</text:span></text:p>
      <text:p text:style-name="P52"/>
      <text:p text:style-name="P50">Therefore, we can determine that it may not always be the case, that the more complex or advanced the algorithm, the better the performance. There are numerous other factors such as dataset size and the actually complexity (number of attributes) of the data that better suits ensemble methods like Adaboost and in some simple scenarios Naiive Bayes alone may be the better model. <text:span text:style-name="T11">But with the right parameter estimation technique, Adaboost could still be designed to perform bet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09:04:56.044024451</meta:creation-date>
    <dc:date>2014-12-08T01:36:32.932781924</dc:date>
    <meta:editing-duration>PT6H45M57S</meta:editing-duration>
    <meta:editing-cycles>35</meta:editing-cycles>
    <meta:generator>LibreOffice/4.2.7.2$Linux_X86_64 LibreOffice_project/420m0$Build-2</meta:generator>
    <meta:document-statistic meta:table-count="0" meta:image-count="0" meta:object-count="0" meta:page-count="5" meta:paragraph-count="139" meta:word-count="1153" meta:character-count="7444" meta:non-whitespace-character-count="6319"/>
  </office:meta>
</office:document-meta>
</file>